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7.879cm" fo:margin-left="0.529cm" table:align="left"/>
    </style:style>
    <style:style style:name="Tableau1.A" style:family="table-column">
      <style:table-column-properties style:column-width="1.372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5.503cm"/>
    </style:style>
    <style:style style:name="Tableau1.A1" style:family="table-cell">
      <style:table-cell-properties fo:background-color="#deeaf6" fo:padding="0.141cm" fo:border="1pt solid #a3a3a3" style:writing-mode="lr-tb">
        <style:background-image/>
      </style:table-cell-properties>
    </style:style>
    <style:style style:name="Tableau1.A2" style:family="table-cell">
      <style:table-cell-properties fo:padding="0.141cm" fo:border="1pt solid #a3a3a3" style:writing-mode="lr-tb"/>
    </style:style>
    <style:style style:name="Tableau1.B2" style:family="table-cell">
      <style:table-cell-properties fo:padding="0.141cm" fo:border="1pt solid #a3a3a3" style:writing-mode="lr-tb"/>
    </style:style>
    <style:style style:name="Tableau1.C2" style:family="table-cell">
      <style:table-cell-properties fo:padding="0.141cm" fo:border="1pt solid #a3a3a3" style:writing-mode="lr-tb"/>
    </style:style>
    <style:style style:name="Tableau1.D2" style:family="table-cell">
      <style:table-cell-properties fo:padding="0.141cm" fo:border="1pt solid #a3a3a3" style:writing-mode="lr-tb"/>
    </style:style>
    <style:style style:name="Tableau1.A3" style:family="table-cell">
      <style:table-cell-properties fo:padding="0.141cm" fo:border="1pt solid #a3a3a3" style:writing-mode="lr-tb"/>
    </style:style>
    <style:style style:name="Tableau1.B3" style:family="table-cell">
      <style:table-cell-properties fo:padding="0.141cm" fo:border="1pt solid #a3a3a3" style:writing-mode="lr-tb"/>
    </style:style>
    <style:style style:name="Tableau1.C3" style:family="table-cell">
      <style:table-cell-properties fo:padding="0.141cm" fo:border="1pt solid #a3a3a3" style:writing-mode="lr-tb"/>
    </style:style>
    <style:style style:name="Tableau1.D3" style:family="table-cell">
      <style:table-cell-properties fo:padding="0.141cm" fo:border="1pt solid #a3a3a3" style:writing-mode="lr-tb"/>
    </style:style>
    <style:style style:name="P1" style:family="paragraph" style:parent-style-name="Normal_20__28_Web_29_">
      <style:paragraph-properties fo:margin-left="0.547cm" fo:margin-right="0cm" fo:margin-top="0cm" fo:margin-bottom="0.081cm" loext:contextual-spacing="false" fo:text-align="justify" style:justify-single-word="false" fo:text-indent="0cm" style:auto-text-indent="false">
        <style:tab-stops/>
      </style:paragraph-properties>
    </style:style>
    <style:style style:name="P2" style:family="paragraph" style:parent-style-name="Normal_20__28_Web_29_">
      <style:paragraph-properties fo:margin-left="0.547cm" fo:margin-right="0cm" fo:margin-top="0cm" fo:margin-bottom="0.081cm" loext:contextual-spacing="false" fo:text-align="justify" style:justify-single-word="false" fo:text-indent="0cm" style:auto-text-indent="false">
        <style:tab-stops/>
      </style:paragraph-properties>
      <style:text-properties officeooo:paragraph-rsid="001c0b91"/>
    </style:style>
    <style:style style:name="P3" style:family="paragraph" style:parent-style-name="Normal_20__28_Web_29_">
      <style:paragraph-properties fo:margin-top="0cm" fo:margin-bottom="0cm" loext:contextual-spacing="false"/>
    </style:style>
    <style:style style:name="P4" style:family="paragraph" style:parent-style-name="Normal_20__28_Web_29_">
      <style:paragraph-properties fo:margin-top="0cm" fo:margin-bottom="0cm" loext:contextual-spacing="false" fo:text-align="center" style:justify-single-word="false"/>
    </style:style>
    <style:style style:name="P5" style:family="paragraph" style:parent-style-name="Normal_20__28_Web_29_">
      <style:paragraph-properties fo:margin-top="0cm" fo:margin-bottom="0cm" loext:contextual-spacing="false" fo:text-align="start" style:justify-single-word="false"/>
    </style:style>
    <style:style style:name="P6" style:family="paragraph" style:parent-style-name="Normal_20__28_Web_29_">
      <style:paragraph-properties fo:margin-top="0cm" fo:margin-bottom="0cm" loext:contextual-spacing="false"/>
      <style:text-properties style:font-name="Calibri" fo:font-size="7pt" style:font-size-asian="6.09999990463257pt" style:font-name-complex="Calibri" style:font-size-complex="7pt"/>
    </style:style>
    <style:style style:name="P7" style:family="paragraph" style:parent-style-name="Normal_20__28_Web_29_">
      <style:paragraph-properties fo:margin-top="0cm" fo:margin-bottom="0.081cm" loext:contextual-spacing="false" fo:text-align="start" style:justify-single-word="false"/>
    </style:style>
    <style:style style:name="P8" style:family="paragraph" style:parent-style-name="Normal_20__28_Web_29_">
      <style:paragraph-properties fo:margin-top="0cm" fo:margin-bottom="0.081cm" loext:contextual-spacing="false" fo:text-align="start" style:justify-single-word="false"/>
      <style:text-properties officeooo:paragraph-rsid="001a6760"/>
    </style:style>
    <style:style style:name="P9" style:family="paragraph" style:parent-style-name="Normal_20__28_Web_29_">
      <style:paragraph-properties fo:margin-top="0cm" fo:margin-bottom="0.081cm" loext:contextual-spacing="false" fo:text-align="start" style:justify-single-word="false"/>
      <style:text-properties officeooo:paragraph-rsid="002106bc"/>
    </style:style>
    <style:style style:name="P10" style:family="paragraph" style:parent-style-name="Normal_20__28_Web_29_">
      <style:paragraph-properties fo:margin-top="0cm" fo:margin-bottom="0.081cm" loext:contextual-spacing="false" fo:text-align="start" style:justify-single-word="false"/>
      <style:text-properties officeooo:paragraph-rsid="00284184"/>
    </style:style>
    <style:style style:name="P11" style:family="paragraph" style:parent-style-name="Normal_20__28_Web_29_" style:master-page-name="">
      <loext:graphic-properties draw:fill="none"/>
      <style:paragraph-properties fo:margin-left="0.6cm" fo:margin-right="0cm" fo:margin-top="0cm" fo:margin-bottom="0.081cm" loext:contextual-spacing="false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1c0b91" fo:hyphenate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Normal_20__28_Web_29_" style:master-page-name="MP0">
      <style:paragraph-properties fo:margin-left="0.547cm" fo:margin-right="0cm" fo:margin-top="0cm" fo:margin-bottom="0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14" style:family="paragraph" style:parent-style-name="Normal_20__28_Web_29_">
      <style:paragraph-properties fo:margin-left="0.547cm" fo:margin-right="0cm" fo:margin-top="0cm" fo:margin-bottom="0.081cm" loext:contextual-spacing="false" fo:text-align="justify" style:justify-single-word="false" fo:text-indent="0cm" style:auto-text-indent="false">
        <style:tab-stops/>
      </style:paragraph-properties>
      <style:text-properties style:font-name="Calibri" fo:font-size="10pt" officeooo:paragraph-rsid="001c0b91" style:font-size-asian="10pt" style:font-size-complex="10pt"/>
    </style:style>
    <style:style style:name="P15" style:family="paragraph" style:parent-style-name="Normal_20__28_Web_29_" style:list-style-name="L1">
      <style:paragraph-properties fo:margin-top="0cm" fo:margin-bottom="0.081cm" loext:contextual-spacing="false" fo:text-align="justify" style:justify-single-word="false"/>
    </style:style>
    <style:style style:name="P16" style:family="paragraph" style:parent-style-name="Normal_20__28_Web_29_" style:list-style-name="L2">
      <style:paragraph-properties fo:margin-top="0cm" fo:margin-bottom="0.081cm" loext:contextual-spacing="false" fo:text-align="justify" style:justify-single-word="false">
        <style:tab-stops/>
      </style:paragraph-properties>
      <style:text-properties officeooo:paragraph-rsid="002106bc"/>
    </style:style>
    <style:style style:name="P17" style:family="paragraph" style:parent-style-name="Normal_20__28_Web_29_" style:list-style-name="L2">
      <style:paragraph-properties fo:margin-top="0cm" fo:margin-bottom="0.081cm" loext:contextual-spacing="false" fo:text-align="justify" style:justify-single-word="false">
        <style:tab-stops/>
      </style:paragraph-properties>
      <style:text-properties officeooo:paragraph-rsid="001c0b91"/>
    </style:style>
    <style:style style:name="P18" style:family="paragraph" style:parent-style-name="Normal_20__28_Web_29_">
      <style:paragraph-properties fo:margin-top="0cm" fo:margin-bottom="0.081cm" loext:contextual-spacing="false" fo:text-align="start" style:justify-single-word="false"/>
      <style:text-properties officeooo:paragraph-rsid="002ae8bc"/>
    </style:style>
    <style:style style:name="T1" style:family="text">
      <style:text-properties style:font-name="Calibri" fo:font-size="16pt" fo:font-weight="bold" style:font-size-asian="16pt" style:font-weight-asian="bold" style:font-name-complex="Calibri" style:font-size-complex="16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9pt" style:font-size-asian="9pt" style:font-name-complex="Calibri" style:font-size-complex="9pt"/>
    </style:style>
    <style:style style:name="T4" style:family="text">
      <style:text-properties style:font-name="Calibri" fo:font-size="9pt" officeooo:rsid="001a6760" style:font-size-asian="9pt" style:font-name-complex="Calibri" style:font-size-complex="9pt"/>
    </style:style>
    <style:style style:name="T5" style:family="text">
      <style:text-properties style:font-name="Calibri" fo:font-size="9pt" officeooo:rsid="002106bc" style:font-size-asian="9pt" style:font-name-complex="Calibri" style:font-size-complex="9pt"/>
    </style:style>
    <style:style style:name="T6" style:family="text">
      <style:text-properties style:font-name="Calibri" fo:font-size="9pt" officeooo:rsid="0022b109" style:font-size-asian="9pt" style:font-name-complex="Calibri" style:font-size-complex="9pt"/>
    </style:style>
    <style:style style:name="T7" style:family="text">
      <style:text-properties style:font-name="Calibri" fo:font-size="9pt" officeooo:rsid="00284184" style:font-size-asian="9pt" style:font-name-complex="Calibri" style:font-size-complex="9pt"/>
    </style:style>
    <style:style style:name="T8" style:family="text">
      <style:text-properties style:font-name="Calibri" fo:font-size="9pt" officeooo:rsid="0029c8f0" style:font-size-asian="9pt" style:font-name-complex="Calibri" style:font-size-complex="9pt"/>
    </style:style>
    <style:style style:name="T9" style:family="text">
      <style:text-properties style:font-name="Calibri" fo:font-size="9pt" officeooo:rsid="002ae8bc" style:font-size-asian="9pt" style:font-name-complex="Calibri" style:font-size-complex="9pt"/>
    </style:style>
    <style:style style:name="T10" style:family="text">
      <style:text-properties style:font-name="Calibri" fo:font-size="9pt" officeooo:rsid="001a6760" style:font-name-asian="F" style:font-size-asian="9pt" style:font-name-complex="Calibri" style:font-size-complex="9pt"/>
    </style:style>
    <style:style style:name="T11" style:family="text">
      <style:text-properties style:font-name="Calibri" fo:font-size="9pt" officeooo:rsid="00284184" style:font-name-asian="F" style:font-size-asian="9pt" style:font-name-complex="Calibri" style:font-size-complex="9pt"/>
    </style:style>
    <style:style style:name="T12" style:family="text">
      <style:text-properties style:font-name="Calibri" fo:font-size="9pt" officeooo:rsid="002ae8bc" style:font-name-asian="F" style:font-size-asian="9pt" style:font-name-complex="Calibri" style:font-size-complex="9pt"/>
    </style:style>
    <style:style style:name="T13" style:family="text">
      <style:text-properties style:font-name="Calibri" fo:font-size="10pt" style:font-size-asian="10pt" style:font-name-complex="Calibri" style:font-size-complex="10pt"/>
    </style:style>
    <style:style style:name="T14" style:family="text">
      <style:text-properties style:font-name="Calibri" fo:font-size="10pt" officeooo:rsid="001c0b91" style:font-size-asian="10pt" style:font-name-complex="Calibri" style:font-size-complex="10pt"/>
    </style:style>
    <style:style style:name="T15" style:family="text">
      <style:text-properties style:font-name="Calibri" fo:font-size="10pt" officeooo:rsid="0022b109" style:font-size-asian="10pt" style:font-name-complex="Calibri" style:font-size-complex="10pt"/>
    </style:style>
    <style:style style:name="T16" style:family="text">
      <style:text-properties style:font-name="Calibri" fo:font-size="10pt" fo:background-color="transparent" loext:char-shading-value="0" style:font-size-asian="10pt" style:font-name-complex="Calibri" style:font-size-complex="10pt"/>
    </style:style>
    <style:style style:name="T17" style:family="text">
      <style:text-properties style:font-name="Calibri" fo:font-size="10pt" officeooo:rsid="002106bc" fo:background-color="transparent" loext:char-shading-value="0" style:font-size-asian="10pt" style:font-name-complex="Calibri" style:font-size-complex="10pt"/>
    </style:style>
    <style:style style:name="T18" style:family="text">
      <style:text-properties style:text-position="super 67%" style:font-name="Calibri" fo:font-size="9pt" style:font-size-asian="9pt" style:font-name-complex="Calibri" style:font-size-complex="9pt"/>
    </style:style>
    <text:list-style style:name="L1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81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2.452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3.087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722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4.357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992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627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6.262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8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17cm" fo:text-indent="-0.635cm" fo:margin-left="1.8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52cm" fo:text-indent="-0.635cm" fo:margin-left="2.4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87cm" fo:text-indent="-0.635cm" fo:margin-left="3.0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22cm" fo:text-indent="-0.635cm" fo:margin-left="3.7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57cm" fo:text-indent="-0.635cm" fo:margin-left="4.3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92cm" fo:text-indent="-0.635cm" fo:margin-left="4.9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27cm" fo:text-indent="-0.635cm" fo:margin-left="5.6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62cm" fo:text-indent="-0.635cm" fo:margin-left="6.2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97cm" fo:text-indent="-0.635cm" fo:margin-left="6.8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32cm" fo:text-indent="-0.635cm" fo:margin-left="7.53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Police_20_par_20_défaut"><text:span text:style-name="T1">Déclinaison par enseignement ou groupement d’enseignement</text:span></text:span></text:p>
      <text:p text:style-name="P3"><text:span text:style-name="Police_20_par_20_défaut"><text:span text:style-name="T2">Discipline NSI</text:span></text:span></text:p>
      <text:p text:style-name="P6"/>
      <text:p text:style-name="P1"><text:span text:style-name="Police_20_par_20_défaut"><text:span text:style-name="T13">La diversité des modalités d'évaluation permet de faire émerger des potentialités qui n'apparaîtraient pas si l'évaluation n'existait que sous un seul format ; elle permet aussi un meilleur équilibre dans l’évaluation de l’élèves. L’ensemble des évaluations doit permettre d’évaluer les six grandes compétences qui sont l’objectif de la spécialité NSI :</text:span></text:span></text:p>
      <text:list xml:id="list7994027498457210979" text:style-name="L1">
        <text:list-item>
          <text:p text:style-name="P15"><text:span text:style-name="Police_20_par_20_défaut"><text:span text:style-name="T13">analyser et modéliser un problème ;</text:span></text:span></text:p>
        </text:list-item>
        <text:list-item>
          <text:p text:style-name="P15"><text:span text:style-name="Police_20_par_20_défaut"><text:span text:style-name="T13">décomposer un problème en sous-problèmes ;</text:span></text:span></text:p>
        </text:list-item>
        <text:list-item>
          <text:p text:style-name="P15"><text:span text:style-name="Police_20_par_20_défaut"><text:span text:style-name="T13">concevoir des solutions algorithmiques ;</text:span></text:span></text:p>
        </text:list-item>
        <text:list-item>
          <text:p text:style-name="P15"><text:span text:style-name="Police_20_par_20_défaut"><text:span text:style-name="T13">mobiliser les concepts et les technologies ;</text:span></text:span></text:p>
        </text:list-item>
        <text:list-item>
          <text:p text:style-name="P15"><text:span text:style-name="Police_20_par_20_défaut"><text:span text:style-name="T13">traduire un algorithme dans un langage de programmation ;</text:span></text:span></text:p>
        </text:list-item>
        <text:list-item>
          <text:p text:style-name="P15"><text:span text:style-name="Police_20_par_20_défaut"><text:span text:style-name="T13">développer des capacités d’abstraction et de généralisation.</text:span></text:span></text:p>
        </text:list-item>
      </text:list>
      <text:p text:style-name="P2"><text:span text:style-name="Police_20_par_20_défaut"><text:span text:style-name="T13">En fonction des objectifs poursuivis et selon les compétences évaluées, l’évaluation pourra s'appuyer sur </text:span></text:span><text:span text:style-name="Police_20_par_20_défaut"><text:span text:style-name="T14">plusieurs types d’évaluations : </text:span></text:span></text:p>
      <text:list xml:id="list4922343724233444374" text:style-name="L2">
        <text:list-item>
          <text:p text:style-name="P16"><text:span text:style-name="Police_20_par_20_défaut"><text:span text:style-name="T14">d</text:span></text:span><text:span text:style-name="Police_20_par_20_défaut"><text:span text:style-name="T13">es devoirs surveillés sur table, </text:span></text:span></text:p>
        </text:list-item>
        <text:list-item>
          <text:p text:style-name="P16"><text:span text:style-name="Police_20_par_20_défaut"><text:span text:style-name="T15">d</text:span></text:span><text:span text:style-name="Police_20_par_20_défaut"><text:span text:style-name="T17">es épreuves pratiques</text:span></text:span><text:span text:style-name="Police_20_par_20_défaut"><text:span text:style-name="T16"> sur machine,</text:span></text:span></text:p>
        </text:list-item>
        <text:list-item>
          <text:p text:style-name="P17"><text:span text:style-name="Police_20_par_20_défaut"><text:span text:style-name="T14">d</text:span></text:span><text:span text:style-name="Police_20_par_20_défaut"><text:span text:style-name="T13">es interrogations « flash »,</text:span></text:span></text:p>
        </text:list-item>
        <text:list-item>
          <text:p text:style-name="P17"><text:span text:style-name="Police_20_par_20_défaut"><text:span text:style-name="T13">des présentations orales,</text:span></text:span></text:p>
        </text:list-item>
        <text:list-item>
          <text:p text:style-name="P17"><text:span text:style-name="Police_20_par_20_défaut"><text:span text:style-name="T13">des projets informatiques. </text:span></text:span></text:p>
        </text:list-item>
      </text:list>
      <text:p text:style-name="P11"><text:span text:style-name="Police_20_par_20_défaut"><text:span text:style-name="T13">Cette liste n’est pas exhaustive et d’autres formes d’évaluation peuvent être utilisées.</text:span></text:span></text:p>
      <text:p text:style-name="P1"><text:span text:style-name="Police_20_par_20_défaut"><text:span text:style-name="T13">Les interrogations « flash », qui peuvent être données sous la forme de Q</text:span></text:span><text:span text:style-name="Police_20_par_20_défaut"><text:span text:style-name="T16">CM </text:span></text:span><text:span text:style-name="Police_20_par_20_défaut"><text:span text:style-name="T17">principalement en première</text:span></text:span><text:span text:style-name="Police_20_par_20_défaut"><text:span text:style-name="T16">, ont pou</text:span></text:span><text:span text:style-name="Police_20_par_20_défaut"><text:span text:style-name="T13">r objectif d’évaluer un travail régulier en portant sur des questions de cours ou des applications immédiates et simples.</text:span></text:span></text:p>
      <text:p text:style-name="P1"><text:span text:style-name="Police_20_par_20_défaut"><text:span text:style-name="T13">Les projets informatiques sont au cœur de la spécialité NSI. Ces projets pourront être de longueurs variées, de <text:s/>plusieurs semaines à plusieurs mois et ont vocation à donner lieu à un travail en équipe. </text:span></text:span></text:p>
      <text:p text:style-name="P1"><text:span text:style-name="Police_20_par_20_défaut"><text:span text:style-name="T13">L’entraînement à l’expression orale pourra faire l’objet d’évaluations via des exposés, des présentations de travaux, de projets, de faits d’actualité ou des aspects historiques et culturels.</text:span></text:span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row>
          <table:table-cell table:style-name="Tableau1.A1" office:value-type="string">
            <text:p text:style-name="P4"><text:span text:style-name="Police_20_par_20_défaut"><text:span text:style-name="T3"> </text:span></text:span></text:p>
          </table:table-cell>
          <table:table-cell table:style-name="Tableau1.A1" office:value-type="string">
            <text:p text:style-name="P4"><text:span text:style-name="Police_20_par_20_défaut"><text:span text:style-name="T3">1</text:span></text:span><text:span text:style-name="Police_20_par_20_défaut"><text:span text:style-name="T18">er</text:span></text:span><text:span text:style-name="Police_20_par_20_défaut"><text:span text:style-name="T3"> T</text:span></text:span></text:p>
          </table:table-cell>
          <table:table-cell table:style-name="Tableau1.A1" office:value-type="string">
            <text:p text:style-name="P4"><text:span text:style-name="Police_20_par_20_défaut"><text:span text:style-name="T3">2</text:span></text:span><text:span text:style-name="Police_20_par_20_défaut"><text:span text:style-name="T18">ème</text:span></text:span><text:span text:style-name="Police_20_par_20_défaut"><text:span text:style-name="T3"> T</text:span></text:span></text:p>
          </table:table-cell>
          <table:table-cell table:style-name="Tableau1.A1" office:value-type="string">
            <text:p text:style-name="P4"><text:span text:style-name="Police_20_par_20_défaut"><text:span text:style-name="T3">3</text:span></text:span><text:span text:style-name="Police_20_par_20_défaut"><text:span text:style-name="T18">ème</text:span></text:span><text:span text:style-name="Police_20_par_20_défaut"><text:span text:style-name="T3"> T</text:span></text:span></text:p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3">1</text:span></text:span><text:span text:style-name="Police_20_par_20_défaut"><text:span text:style-name="T18">ère</text:span></text:span></text:p>
          </table:table-cell>
          <table:table-cell table:style-name="Tableau1.B2" office:value-type="string">
            <text:p text:style-name="P10"><text:span text:style-name="Police_20_par_20_défaut"><text:span text:style-name="T3">- Interrogations « flash » sous forme de QCM </text:span></text:span><text:span text:style-name="Police_20_par_20_défaut"><text:span text:style-name="T7">ou de questions courtes, </text:span></text:span><text:span text:style-name="Police_20_par_20_défaut"><text:span text:style-name="T3">de 10 à 20 minutes.</text:span></text:span></text:p>
            <text:p text:style-name="P8"><text:span text:style-name="Police_20_par_20_défaut"><text:span text:style-name="T3">- Devoir(s) surveillé sur table et / ou sur machine, </text:span></text:span><text:span text:style-name="Police_20_par_20_défaut"><text:span text:style-name="T4">de 30 à 90 minutes</text:span></text:span><text:span text:style-name="Police_20_par_20_défaut"><text:span text:style-name="T3">.</text:span></text:span></text:p>
            <text:p text:style-name="P7"><text:span text:style-name="Police_20_par_20_défaut"><text:span text:style-name="T3">- Exposé oral de 3 à 5 minutes.</text:span></text:span></text:p>
            <text:p text:style-name="P7"><text:span text:style-name="Police_20_par_20_défaut"><text:span text:style-name="T3"/></text:span></text:p>
            <text:p text:style-name="P7"><text:span text:style-name="Police_20_par_20_défaut"><text:span text:style-name="T3"/></text:span></text:p>
            <text:p text:style-name="P7"><text:span text:style-name="Police_20_par_20_défaut"><text:span text:style-name="T3"/></text:span></text:p>
            <text:p text:style-name="P7"><text:span text:style-name="Police_20_par_20_défaut"><text:span text:style-name="T11">Au moins 2 </text:span></text:span><text:span text:style-name="Police_20_par_20_défaut"><text:span text:style-name="T10">note</text:span></text:span><text:span text:style-name="Police_20_par_20_défaut"><text:span text:style-name="T4">s</text:span></text:span><text:span text:style-name="Police_20_par_20_défaut"><text:span text:style-name="T3"> seront proposées </text:span></text:span><text:span text:style-name="Police_20_par_20_défaut"><text:span text:style-name="T4">dans le trimestre</text:span></text:span><text:span text:style-name="Police_20_par_20_défaut"><text:span text:style-name="T3">.</text:span></text:span></text:p>
            <text:p text:style-name="P8"><text:span text:style-name="Police_20_par_20_défaut"><text:span text:style-name="T3">Un minimum de 2 notes sont exigées pour une évaluation trimestrielle significative, </text:span></text:span><text:span text:style-name="Police_20_par_20_défaut"><text:span text:style-name="T4">à condition qu’un devoir surveillé en fasse parti</text:span></text:span><text:span text:style-name="Police_20_par_20_défaut"><text:span text:style-name="T5">e</text:span></text:span><text:span text:style-name="Police_20_par_20_défaut"><text:span text:style-name="T3">.</text:span></text:span></text:p>
          </table:table-cell>
          <table:table-cell table:style-name="Tableau1.C2" office:value-type="string">
            <text:p text:style-name="P7"><text:span text:style-name="Police_20_par_20_défaut"><text:span text:style-name="T3">- Interrogations « flash » sous forme de QCM </text:span></text:span><text:span text:style-name="Police_20_par_20_défaut"><text:span text:style-name="T7">ou de questions courtes, </text:span></text:span><text:span text:style-name="Police_20_par_20_défaut"><text:span text:style-name="T3">de 10 à 20 minutes.</text:span></text:span></text:p>
            <text:p text:style-name="P8"><text:span text:style-name="Police_20_par_20_défaut"><text:span text:style-name="T3">- Devoir(s) surveillé sur table et / ou sur machine, </text:span></text:span><text:span text:style-name="Police_20_par_20_défaut"><text:span text:style-name="T4">de 30 à 90 minutes</text:span></text:span><text:span text:style-name="Police_20_par_20_défaut"><text:span text:style-name="T3">.</text:span></text:span></text:p>
            <text:p text:style-name="P7"><text:span text:style-name="Police_20_par_20_défaut"><text:span text:style-name="T3">- Exposé oral de 3 à 5 minutes.</text:span></text:span></text:p>
            <text:p text:style-name="P7"><text:span text:style-name="Police_20_par_20_défaut"><text:span text:style-name="T3">- Projet</text:span></text:span><text:span text:style-name="Police_20_par_20_défaut"><text:span text:style-name="T4">(s)</text:span></text:span><text:span text:style-name="Police_20_par_20_défaut"><text:span text:style-name="T3"> d’équipe </text:span></text:span><text:span text:style-name="Police_20_par_20_défaut"><text:span text:style-name="T4">de plusieurs semaines</text:span></text:span><text:span text:style-name="Police_20_par_20_défaut"><text:span text:style-name="T3">.</text:span></text:span></text:p>
            <text:p text:style-name="P7"><text:span text:style-name="Police_20_par_20_défaut"><text:span text:style-name="T4"/></text:span></text:p>
            <text:p text:style-name="P10"><text:span text:style-name="Police_20_par_20_défaut"><text:span text:style-name="T11">Au moins 3 </text:span></text:span><text:span text:style-name="Police_20_par_20_défaut"><text:span text:style-name="T10">note</text:span></text:span><text:span text:style-name="Police_20_par_20_défaut"><text:span text:style-name="T4">s</text:span></text:span><text:span text:style-name="Police_20_par_20_défaut"><text:span text:style-name="T3"> seront proposées </text:span></text:span><text:span text:style-name="Police_20_par_20_défaut"><text:span text:style-name="T4">dans le trimestre</text:span></text:span><text:span text:style-name="Police_20_par_20_défaut"><text:span text:style-name="T3">.</text:span></text:span></text:p>
            <text:p text:style-name="P8"><text:span text:style-name="Police_20_par_20_défaut"><text:span text:style-name="T3">Un minimum de </text:span></text:span><text:span text:style-name="Police_20_par_20_défaut"><text:span text:style-name="T4">2</text:span></text:span><text:span text:style-name="Police_20_par_20_défaut"><text:span text:style-name="T3"> notes sont exigées pour une évaluation trimestrielle significative, </text:span></text:span><text:span text:style-name="Police_20_par_20_défaut"><text:span text:style-name="T4">à condition qu’un devoir surveillé en fasse parti</text:span></text:span><text:span text:style-name="Police_20_par_20_défaut"><text:span text:style-name="T5">e</text:span></text:span><text:span text:style-name="Police_20_par_20_défaut"><text:span text:style-name="T3">.</text:span></text:span></text:p>
          </table:table-cell>
          <table:table-cell table:style-name="Tableau1.D2" office:value-type="string">
            <text:p text:style-name="P10"><text:span text:style-name="Police_20_par_20_défaut"><text:span text:style-name="T3">- Interrogations « flash » sous forme de QCM </text:span></text:span><text:span text:style-name="Police_20_par_20_défaut"><text:span text:style-name="T7">ou de questions courtes, </text:span></text:span><text:span text:style-name="Police_20_par_20_défaut"><text:span text:style-name="T3">de 10 à 20 minutes.</text:span></text:span></text:p>
            <text:p text:style-name="P8"><text:span text:style-name="Police_20_par_20_défaut"><text:span text:style-name="T3">- Devoir(s) surveillé sur table et / ou sur machine, </text:span></text:span><text:span text:style-name="Police_20_par_20_défaut"><text:span text:style-name="T4">de 30 à 90 minutes</text:span></text:span><text:span text:style-name="Police_20_par_20_défaut"><text:span text:style-name="T3">.</text:span></text:span></text:p>
            <text:p text:style-name="P7"><text:span text:style-name="Police_20_par_20_défaut"><text:span text:style-name="T3">- Exposé oral de 3 à 5 minutes.</text:span></text:span></text:p>
            <text:p text:style-name="P8"><text:span text:style-name="Police_20_par_20_défaut"><text:span text:style-name="T3">- Projet</text:span></text:span><text:span text:style-name="Police_20_par_20_défaut"><text:span text:style-name="T4">(s)</text:span></text:span><text:span text:style-name="Police_20_par_20_défaut"><text:span text:style-name="T3"> d’équipe </text:span></text:span><text:span text:style-name="Police_20_par_20_défaut"><text:span text:style-name="T4">de plusieurs semaines</text:span></text:span><text:span text:style-name="Police_20_par_20_défaut"><text:span text:style-name="T3">.</text:span></text:span></text:p>
            <text:p text:style-name="P8"><text:span text:style-name="Police_20_par_20_défaut"><text:span text:style-name="T4"/></text:span></text:p>
            <text:p text:style-name="P10"><text:span text:style-name="Police_20_par_20_défaut"><text:span text:style-name="T11">Au moins 2 </text:span></text:span><text:span text:style-name="Police_20_par_20_défaut"><text:span text:style-name="T10">note</text:span></text:span><text:span text:style-name="Police_20_par_20_défaut"><text:span text:style-name="T4">s</text:span></text:span><text:span text:style-name="Police_20_par_20_défaut"><text:span text:style-name="T3"> seront proposées </text:span></text:span><text:span text:style-name="Police_20_par_20_défaut"><text:span text:style-name="T4">dans le trimestre</text:span></text:span><text:span text:style-name="Police_20_par_20_défaut"><text:span text:style-name="T3">.</text:span></text:span></text:p>
            <text:p text:style-name="P8"><text:span text:style-name="Police_20_par_20_défaut"><text:span text:style-name="T3">Un minimum de </text:span></text:span><text:span text:style-name="Police_20_par_20_défaut"><text:span text:style-name="T6">2</text:span></text:span><text:span text:style-name="Police_20_par_20_défaut"><text:span text:style-name="T3"> notes sont exigées pour une évaluation trimestrielle significative, </text:span></text:span><text:span text:style-name="Police_20_par_20_défaut"><text:span text:style-name="T4">à condition qu’un devoir surveillé en fasse parti</text:span></text:span><text:span text:style-name="Police_20_par_20_défaut"><text:span text:style-name="T5">e</text:span></text:span><text:span text:style-name="Police_20_par_20_défaut"><text:span text:style-name="T3">.</text:span></text:span></text:p>
          </table:table-cell>
        </table:table-row>
        <table:table-row>
          <table:table-cell table:style-name="Tableau1.A3" office:value-type="string">
            <text:p text:style-name="P5"><text:span text:style-name="Police_20_par_20_défaut"><text:span text:style-name="T3">Tle</text:span></text:span></text:p>
          </table:table-cell>
          <table:table-cell table:style-name="Tableau1.B3" office:value-type="string">
            <text:p text:style-name="P9"><text:span text:style-name="Police_20_par_20_défaut"><text:span text:style-name="T3">- Devoir(s) surveillé sur table</text:span></text:span></text:p>
            <text:p text:style-name="P9"><text:span text:style-name="Police_20_par_20_défaut"><text:span text:style-name="T3">- </text:span></text:span><text:span text:style-name="Police_20_par_20_défaut"><text:span text:style-name="T5">Épreuves pratiques sur machine</text:span></text:span></text:p>
            <text:p text:style-name="P9"><text:span text:style-name="Police_20_par_20_défaut"><text:span text:style-name="T3">- Exposé oral de </text:span></text:span><text:span text:style-name="Police_20_par_20_défaut"><text:span text:style-name="T5">2 </text:span></text:span><text:span text:style-name="Police_20_par_20_défaut"><text:span text:style-name="T3">à 5 minutes.</text:span></text:span></text:p>
            <text:p text:style-name="P9"><text:span text:style-name="Police_20_par_20_défaut"><text:span text:style-name="T3">- Projet</text:span></text:span><text:span text:style-name="Police_20_par_20_défaut"><text:span text:style-name="T4">(s)</text:span></text:span><text:span text:style-name="Police_20_par_20_défaut"><text:span text:style-name="T3"> d’équipe </text:span></text:span><text:span text:style-name="Police_20_par_20_défaut"><text:span text:style-name="T4">de plusieurs semaines</text:span></text:span><text:span text:style-name="Police_20_par_20_défaut"><text:span text:style-name="T3">.</text:span></text:span></text:p>
            <text:p text:style-name="P9"><text:span text:style-name="Police_20_par_20_défaut"><text:span text:style-name="T4"/></text:span></text:p>
            <text:p text:style-name="P9"><text:span text:style-name="Police_20_par_20_défaut"><text:span text:style-name="T8">Au moins</text:span></text:span><text:span text:style-name="Police_20_par_20_défaut"><text:span text:style-name="T4"> 3 </text:span></text:span><text:span text:style-name="Police_20_par_20_défaut"><text:span text:style-name="T10">note</text:span></text:span><text:span text:style-name="Police_20_par_20_défaut"><text:span text:style-name="T4">s</text:span></text:span><text:span text:style-name="Police_20_par_20_défaut"><text:span text:style-name="T3"> seront proposées </text:span></text:span><text:span text:style-name="Police_20_par_20_défaut"><text:span text:style-name="T4">dans le trimestre</text:span></text:span><text:span text:style-name="Police_20_par_20_défaut"><text:span text:style-name="T3">.</text:span></text:span></text:p>
            <text:p text:style-name="P9"><text:span text:style-name="Police_20_par_20_défaut"><text:span text:style-name="T3">Un minimum de 3 notes sont exigées pour une évaluation trimestrielle significative, </text:span></text:span><text:span text:style-name="Police_20_par_20_défaut"><text:span text:style-name="T4">à condition qu</text:span></text:span><text:span text:style-name="Police_20_par_20_défaut"><text:span text:style-name="T5">e deux</text:span></text:span><text:span text:style-name="Police_20_par_20_défaut"><text:span text:style-name="T4"> devoir</text:span></text:span><text:span text:style-name="Police_20_par_20_défaut"><text:span text:style-name="T5">s </text:span></text:span><text:span text:style-name="Police_20_par_20_défaut"><text:span text:style-name="T4">surveillé</text:span></text:span><text:span text:style-name="Police_20_par_20_défaut"><text:span text:style-name="T5">s</text:span></text:span><text:span text:style-name="Police_20_par_20_défaut"><text:span text:style-name="T4"> en fasse parti</text:span></text:span><text:span text:style-name="Police_20_par_20_défaut"><text:span text:style-name="T5">e</text:span></text:span><text:span text:style-name="Police_20_par_20_défaut"><text:span text:style-name="T3">.</text:span></text:span></text:p>
          </table:table-cell>
          <table:table-cell table:style-name="Tableau1.C3" office:value-type="string">
            <text:p text:style-name="P9"><text:span text:style-name="Police_20_par_20_défaut"><text:span text:style-name="T3">- Devoir(s) surveillé sur table</text:span></text:span></text:p>
            <text:p text:style-name="P9"><text:span text:style-name="Police_20_par_20_défaut"><text:span text:style-name="T3">- </text:span></text:span><text:span text:style-name="Police_20_par_20_défaut"><text:span text:style-name="T5">Épreuves pratiques sur machine</text:span></text:span></text:p>
            <text:p text:style-name="P9"><text:span text:style-name="Police_20_par_20_défaut"><text:span text:style-name="T3">- Exposé oral de </text:span></text:span><text:span text:style-name="Police_20_par_20_défaut"><text:span text:style-name="T5">2 </text:span></text:span><text:span text:style-name="Police_20_par_20_défaut"><text:span text:style-name="T3">à 5 minutes.</text:span></text:span></text:p>
            <text:p text:style-name="P9"><text:span text:style-name="Police_20_par_20_défaut"><text:span text:style-name="T3">- Projet</text:span></text:span><text:span text:style-name="Police_20_par_20_défaut"><text:span text:style-name="T4">(s)</text:span></text:span><text:span text:style-name="Police_20_par_20_défaut"><text:span text:style-name="T3"> d’équipe </text:span></text:span><text:span text:style-name="Police_20_par_20_défaut"><text:span text:style-name="T4">de plusieurs semaines</text:span></text:span><text:span text:style-name="Police_20_par_20_défaut"><text:span text:style-name="T3">.</text:span></text:span></text:p>
            <text:p text:style-name="P9"><text:span text:style-name="Police_20_par_20_défaut"><text:span text:style-name="T4"/></text:span></text:p>
            <text:p text:style-name="P18"><text:span text:style-name="Police_20_par_20_défaut"><text:span text:style-name="T8">Au moins</text:span></text:span><text:span text:style-name="Police_20_par_20_défaut"><text:span text:style-name="T4"> 3 </text:span></text:span><text:span text:style-name="Police_20_par_20_défaut"><text:span text:style-name="T10">note</text:span></text:span><text:span text:style-name="Police_20_par_20_défaut"><text:span text:style-name="T12">s</text:span></text:span><text:span text:style-name="Police_20_par_20_défaut"><text:span text:style-name="T3"> seront proposées </text:span></text:span><text:span text:style-name="Police_20_par_20_défaut"><text:span text:style-name="T4">dans le trimestre</text:span></text:span><text:span text:style-name="Police_20_par_20_défaut"><text:span text:style-name="T3">.</text:span></text:span></text:p>
            <text:p text:style-name="P9"><text:span text:style-name="Police_20_par_20_défaut"><text:span text:style-name="T3">Un minimum de 3 notes sont exigées pour une évaluation trimestrielle significative, </text:span></text:span><text:span text:style-name="Police_20_par_20_défaut"><text:span text:style-name="T4">à condition qu</text:span></text:span><text:span text:style-name="Police_20_par_20_défaut"><text:span text:style-name="T5">e deux</text:span></text:span><text:span text:style-name="Police_20_par_20_défaut"><text:span text:style-name="T4"> devoir</text:span></text:span><text:span text:style-name="Police_20_par_20_défaut"><text:span text:style-name="T5">s</text:span></text:span><text:span text:style-name="Police_20_par_20_défaut"><text:span text:style-name="T4"> surveillé</text:span></text:span><text:span text:style-name="Police_20_par_20_défaut"><text:span text:style-name="T5">s</text:span></text:span><text:span text:style-name="Police_20_par_20_défaut"><text:span text:style-name="T4"> en fasse parti</text:span></text:span><text:span text:style-name="Police_20_par_20_défaut"><text:span text:style-name="T5">e</text:span></text:span><text:span text:style-name="Police_20_par_20_défaut"><text:span text:style-name="T3">.</text:span></text:span></text:p>
          </table:table-cell>
          <table:table-cell table:style-name="Tableau1.D3" office:value-type="string">
            <text:p text:style-name="P9"><text:span text:style-name="Police_20_par_20_défaut"><text:span text:style-name="T3">- Devoir(s) surveillé sur table</text:span></text:span></text:p>
            <text:p text:style-name="P9"><text:span text:style-name="Police_20_par_20_défaut"><text:span text:style-name="T3">- Exposé oral de </text:span></text:span><text:span text:style-name="Police_20_par_20_défaut"><text:span text:style-name="T5">2 </text:span></text:span><text:span text:style-name="Police_20_par_20_défaut"><text:span text:style-name="T3">à 5 minutes.</text:span></text:span></text:p>
            <text:p text:style-name="P9"><text:span text:style-name="Police_20_par_20_défaut"><text:span text:style-name="T3">- Projet</text:span></text:span><text:span text:style-name="Police_20_par_20_défaut"><text:span text:style-name="T4">(s)</text:span></text:span><text:span text:style-name="Police_20_par_20_défaut"><text:span text:style-name="T3"> d’équipe </text:span></text:span><text:span text:style-name="Police_20_par_20_défaut"><text:span text:style-name="T4">de plusieurs semaines</text:span></text:span><text:span text:style-name="Police_20_par_20_défaut"><text:span text:style-name="T3">.</text:span></text:span></text:p>
            <text:p text:style-name="P9"><text:span text:style-name="Police_20_par_20_défaut"><text:span text:style-name="T4"/></text:span></text:p>
            <text:p text:style-name="P9"><text:span text:style-name="Police_20_par_20_défaut"><text:span text:style-name="T4"/></text:span></text:p>
            <text:p text:style-name="P18"><text:span text:style-name="Police_20_par_20_défaut"><text:span text:style-name="T8">Au moins </text:span></text:span><text:span text:style-name="Police_20_par_20_défaut"><text:span text:style-name="T4">2</text:span></text:span><text:span text:style-name="Police_20_par_20_défaut"><text:span text:style-name="T10"> note</text:span></text:span><text:span text:style-name="Police_20_par_20_défaut"><text:span text:style-name="T10">s</text:span></text:span><text:span text:style-name="Police_20_par_20_défaut"><text:span text:style-name="T3"> seront proposées </text:span></text:span><text:span text:style-name="Police_20_par_20_défaut"><text:span text:style-name="T4">dans le trimestre</text:span></text:span><text:span text:style-name="Police_20_par_20_défaut"><text:span text:style-name="T3">.</text:span></text:span></text:p>
            <text:p text:style-name="P9"><text:span text:style-name="Police_20_par_20_défaut"><text:span text:style-name="T3">Un minimum de </text:span></text:span><text:span text:style-name="Police_20_par_20_défaut"><text:span text:style-name="T5">2</text:span></text:span><text:span text:style-name="Police_20_par_20_défaut"><text:span text:style-name="T3"> notes sont exigées pour une évaluation trimestrielle significative, </text:span></text:span><text:span text:style-name="Police_20_par_20_défaut"><text:span text:style-name="T4">à condition qu’un devoir surveillé en fasse parti</text:span></text:span><text:span text:style-name="Police_20_par_20_défaut"><text:span text:style-name="T5">e</text:span></text:span><text:span text:style-name="Police_20_par_20_défaut"><text:span text:style-name="T3">.</text:span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F" style:font-family-asian="F" style:font-family-generic-asian="system" style:font-pitch-asian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Standard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size-asian="28pt" style:font-name-complex="F" style:font-family-complex="F" style:font-family-generic-complex="system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Liberation Sans" fo:font-family="'Liberation Sans'" style:font-family-generic="swiss" style:font-pitch="variable" style:font-name-asian="Liberation Sans" style:font-family-asian="'Liberation Sans'" style:font-family-generic-asian="swiss" style:font-pitch-asian="variable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style:font-name="Liberation Sans" fo:font-family="'Liberation Sans'" style:font-family-generic="swiss" style:font-pitch="variable" fo:font-style="italic" style:font-name-asian="Liberation Sans" style:font-family-asian="'Liberation Sans'" style:font-family-generic-asian="swiss" style:font-pitch-asian="variable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Liberation Sans" fo:font-family="'Liberation Sans'" style:font-family-generic="swiss" style:font-pitch="variable" style:font-name-asian="Liberation Sans" style:font-family-asian="'Liberation Sans'" style:font-family-generic-asian="swiss" style:font-pitch-asian="variable" style:font-name-complex="Lohit Devanagari" style:font-family-complex="'Lohit Devanagari'" style:font-family-generic-complex="system" style:font-pitch-complex="variable" fo:hyphenate="false"/>
    </style:style>
    <style:style style:name="msonormal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Commentaire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style:font-name-asian="F" style:font-family-asian="F" style:font-family-generic-asian="system" style:font-pitch-asian="variable"/>
    </style:style>
    <style:style style:name="Objet_20_du_20_commentaire_20_Car" style:display-name="Objet du commentaire Car" style:family="text" style:parent-style-name="Commentaire_20_Car">
      <style:text-properties fo:font-weight="bold" style:font-name-asian="F" style:font-family-asian="F" style:font-family-generic-asian="system" style:font-pitch-asian="variable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name-asian="F" style:font-family-asian="F" style:font-family-generic-asian="system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En-tête_20_Car" style:display-name="En-tête Car" style:family="text" style:parent-style-name="Police_20_par_20_défaut">
      <style:text-properties fo:font-size="12pt" style:font-name-asian="F" style:font-family-asian="F" style:font-family-generic-asian="system" style:font-pitch-asian="variable" style:font-size-asian="12pt" style:font-size-complex="12pt"/>
    </style:style>
    <style:style style:name="Pied_20_de_20_page_20_Car" style:display-name="Pied de page Car" style:family="text" style:parent-style-name="Police_20_par_20_défaut">
      <style:text-properties fo:font-size="12pt" style:font-name-asian="F" style:font-family-asian="F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style:font-name-asian="F" style:font-family-asian="F" style:font-family-generic-asian="system" style:font-pitch-asian="variable" style:font-name-complex="Calibri" style:font-family-complex="Calibri" style:font-family-generic-complex="swiss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Calibri" fo:font-family="Calibri" style:font-family-generic="swiss" style:font-pitch="variable" style:font-name-asian="F" style:font-family-asian="F" style:font-family-generic-asian="system" style:font-pitch-asian="variable" style:font-name-complex="Calibri" style:font-family-complex="Calibri" style:font-family-generic-complex="swiss" style:font-pitch-complex="variable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81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087cm"/>
        </style:list-level-properties>
        <style:text-properties style:font-name="Times New Roman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57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27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897cm"/>
        </style:list-level-properties>
        <style:text-properties style:font-name="Times New Roman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67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37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07cm"/>
        </style:list-level-properties>
        <style:text-properties style:font-name="Times New Roman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.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Véronique BLUTEAU-DAVY</meta:initial-creator>
    <meta:creation-date>2021-09-22T06:13:00Z</meta:creation-date>
    <dc:date>2022-06-15T18:53:30.772000000</dc:date>
    <meta:print-date>2021-09-14T09:01:00Z</meta:print-date>
    <meta:editing-cycles>12</meta:editing-cycles>
    <meta:editing-duration>PT18H5M21S</meta:editing-duration>
    <meta:document-statistic meta:table-count="1" meta:image-count="0" meta:object-count="0" meta:page-count="1" meta:paragraph-count="59" meta:word-count="644" meta:character-count="3913" meta:non-whitespace-character-count="33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AppData/Local/C:/Users/Rahool/AppData/Local/Temp/Projet%20d'évaluation%20-%20NSI-1.odt/Normal.dotm"/>
  </office:meta>
</office:document-meta>
</file>